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color="#00000a" loext:opacity="100%" style:font-name="Calibri" fo:font-size="11pt" fo:letter-spacing="normal" style:text-underline-style="none" fo:font-weight="bold" style:font-name-asian="Calibri1" style:font-size-asian="11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a" loext:opacity="100%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3" style:family="text">
      <style:text-properties fo:color="#00000a" loext:opacity="100%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/>
    </style:style>
    <style:style style:name="T4" style:family="text">
      <style:text-properties fo:color="#00000a" loext:opacity="100%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T5" style:family="text">
      <style:text-properties fo:color="#00000a" loext:opacity="100%" fo:font-size="11pt" fo:letter-spacing="normal" fo:background-color="transparent" loext:char-shading-value="0" style:font-name-asian="Calibri1" style:font-size-asian="11pt" style:font-name-complex="Calibri1"/>
    </style:style>
    <style:style style:name="T6" style:family="text">
      <style:text-properties fo:color="#00000a" loext:opacity="100%" style:font-name="Calibri" fo:font-size="11pt" fo:letter-spacing="normal" style:text-underline-style="none" fo:font-weight="bold" style:font-name-asian="Calibri1" style:font-size-asian="11pt" style:font-weight-asian="bold" style:font-name-complex="Calibri1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deb5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Zajęcia 2 - „Poziom logiczny systemu plików”.</text:span><text:span text:style-name="T1"/></text:p>
      <text:p text:style-name="P1" loext:marker-style-name="T1"><text:span text:style-name="T1">Sprawozdanie 1.</text:span><text:span text:style-name="T1"/></text:p>
      <text:p text:style-name="Standard">Wykonał(-a): ……………………….</text:p>
      <text:p text:style-name="Standard">Grupa <text:s/>(ISI/IO, nr) : ………………..</text:p>
      <text:p text:style-name="Standard"/>
      <text:p text:style-name="P2"><text:span text:style-name="T2">2. </text:span><text:span text:style-name="T3">Przygotować:</text:span><text:span text:style-name="T5"> Pojęcie systemu plików – struktura i mechanizmy zarządzające. Poziom logiczny systemu plików, jego organizacja, pojęcie pliku, katalogu, struktura katalogów, ścieżka dostępu do zasobu, kontrola dostępu <text:s/>do zasobów.</text:span></text:p>
      <text:p text:style-name="P2"><text:span text:style-name="T3">Na zajęciach:</text:span><text:span text:style-name="T5"> pojęcie systemu plików – struktura i mechanizmy zarządzające. Podsystem plików <text:s/>jako składowa SO –poziom logiczny, jego organizacja, pojęcie pliku, katalogu, struktura katalogów, ścieżka dostępu do zasobu <text:s/>- rodzaje, kontrola dostępu <text:s/>do zasobów.</text:span></text:p>
      <text:p text:style-name="P2"><text:span text:style-name="T3">Ćwiczenia:</text:span><text:span text:style-name="T5"> zarządzanie zasobami użytkownika w ramach SO Linux – polecenia powłoki dotyczące plików i katalogów.</text:span></text:p>
      <text:p text:style-name="P2"><text:span text:style-name="T4">Sprawozdanie 1.</text:span></text:p>
      <text:p text:style-name="P3" loext:marker-style-name="T6"/>
      <text:p text:style-name="P4" loext:marker-style-name="T8"/>
      <text:p text:style-name="Standard" loext:marker-style-name="T8"><text:span text:style-name="T8">Sprawozdanie.</text:span><text:span text:style-name="T8"/></text:p>
      <text:p text:style-name="Standard"/>
      <text:p text:style-name="Standard"><text:span text:style-name="T9">ZADANIA ĆWICZENIOWE</text:span></text:p>
      <text:p text:style-name="Standard"><text:span text:style-name="T9">1)</text:span> Zalogować się na serwer: <text:span text:style-name="T10">orfi.uwm.edu.pl</text:span> .</text:p>
      <text:p text:style-name="Standard"/>
      <text:p text:style-name="Standard"><text:span text:style-name="T9">2)</text:span> Utworzyć podkatalogi (katalog roboczy = domowy):</text:p>
      <text:p text:style-name="Standard"/>
      <text:p text:style-name="Standard"><text:span text:style-name="T11">grupa_Nr&lt;gr&gt;_ISI</text:span> <text:s text:c="2"/><text:tab/> <text:s text:c="2"/>&lt;== zamiast &lt;gr&gt; numer swojej grupy- np. 4, 5 (czyli grupa_Nr5_ISI) <text:s text:c="13"/></text:p>
      <text:p text:style-name="Standard"><text:span text:style-name="T11"><text:s/>|___Dane </text:span></text:p>
      <text:p text:style-name="Standard"><text:span text:style-name="T11"><text:s/>| </text:span><text:s text:c="7"/>|__<text:span text:style-name="T11">_Osoby <text:s text:c="6"/></text:span></text:p>
      <text:p text:style-name="P5"><text:span text:style-name="T11"><text:s/>| <text:s text:c="15"/>|__&lt;nazwisko&gt; <text:s text:c="2"/></text:span>&lt;== zamiast &lt;nazwisko&gt; proszę wpisać swoje nazwisko</text:p>
      <text:p text:style-name="Standard"><text:span text:style-name="T11"><text:s/>|___ Języki</text:span></text:p>
      <text:p text:style-name="Standard"><text:span text:style-name="T11"><text:s/>| <text:s text:c="7"/>|__C</text:span></text:p>
      <text:p text:style-name="Standard"><text:span text:style-name="T11"><text:s/>|___Shell <text:s text:c="3"/></text:span></text:p>
      <text:p text:style-name="Standard"><text:span text:style-name="T11"><text:s text:c="10"/>|___Skrypty</text:span></text:p>
      <text:p text:style-name="Standard"><text:span text:style-name="T11"><text:s text:c="10"/>|___Teksty</text:span></text:p>
      <text:p text:style-name="Standard"><text:span text:style-name="T11"><text:tab/></text:span> <text:s text:c="6"/>|<text:span text:style-name="T11">__&lt;imię&gt;<text:tab/> <text:s text:c="3"/>&lt;== zamiast &lt;imię&gt; proszę wpisać swoje imię </text:span></text:p>
      <text:p text:style-name="Standard"><text:span text:style-name="T7">Proszę pokazać</text:span> – za pomocą stosownego polecenia strukturę utworzonych katalogów – <text:span text:style-name="T7">zrzut </text:span></text:p>
      <text:p text:style-name="Standard"><text:span text:style-name="T7">zawartości okienka aplikacji putty</text:span>.</text:p>
      <text:p text:style-name="Standard"/>
      <text:p text:style-name="Standard"><text:span text:style-name="T9">3)</text:span> Utworzyć za pomocą edytora <text:span text:style-name="T11">nano</text:span> plik <text:span text:style-name="T11">Zestawienie2024.txt</text:span> w katalogu <text:span text:style-name="T11">Teksty</text:span> – wpisać swoje dane osobowe, specjalność i nr grupy, datę i godzinę, informację o pogodzie.</text:p>
      <text:p text:style-name="Standard"><text:span text:style-name="T7">Proszę pokazać</text:span> – za pomocą stosownego polecenia zawartość pliku <text:span text:style-name="T11">Zestawienie2024.txt</text:span> – <text:span text:style-name="T7">zrzut zawartości okienka aplikacji putty</text:span>. </text:p>
      <text:p text:style-name="Standard"/>
      <text:p text:style-name="Standard"><text:span text:style-name="T9">4)</text:span> Skopiować plik <text:span text:style-name="T11">Zestawienie2024.txt</text:span> <text:s/>do podkatalogu <text:span text:style-name="T11">Skrypty</text:span> wykorzystując ścieżki bezwzględne <text:s/>– nowa nazwa: <text:span text:style-name="T11">Plik1-&lt;nazwisko&gt;.txt </text:span>(w nazwie zamiast &lt;nazwisko&gt; proszę podać swoje nazwisko, oraz do podkatalogu domowego wykorzystując ścieżki względne – bez zmiany nazwy.</text:p>
      <text:p text:style-name="Standard" loext:marker-style-name="T7"><text:span text:style-name="T7">Proszę wpisać</text:span><text:span text:style-name="T15"> (skopiować z konsoli putty) polecenia wykonujące te operacje:</text:span></text:p>
      <text:p text:style-name="Standard" loext:marker-style-name="T7"><text:span text:style-name="T15">1.cp /home/user31/grupa_Nr5_ISI/Shell/Teksty/Zestawienie2024.txt /home/user31/grupa_Nr5_ISI/Shell/Skrypty/Plik1-Zhukotynskyi.txt</text:span></text:p>
      <text:p text:style-name="Standard" loext:marker-style-name="T7"><text:span text:style-name="T15">2.</text:span><text:span text:style-name="T7">cp ./Teksty/Zestawienie2024.txt ../../Zestawienie2024.txt</text:span></text:p>
      <text:p text:style-name="Standard" loext:marker-style-name="T7"><text:span text:style-name="T15">Zmienić katalog roboczy na podkatalog </text:span><text:span text:style-name="T13">Teksty</text:span><text:span text:style-name="T15">, pokazać bieżący katalog, skopiować – wykorzystując ścieżkę względną plik </text:span><text:span text:style-name="T13">Zestawienie2024.txt</text:span><text:span text:style-name="T15"> do podkatalogu &lt;nazwisko&gt; oraz domowego bez zmiany nazwy, „wrócić” do katalogu domowego (tzn. zmienić katalog roboczy na domowy).</text:span></text:p>
      <text:p text:style-name="Standard" loext:marker-style-name="T7"><text:bookmark-start text:name="__DdeLink__654_3550933119"/><text:soft-page-break/><text:span text:style-name="T15">Proszę wpisać (skopiować z konsoli putty) polecenia wykonujące te czynności operacje:</text:span><text:bookmark-end text:name="__DdeLink__654_3550933119"/><text:span text:style-name="T7"/></text:p>
      <text:p text:style-name="Standard" loext:marker-style-name="T7"><text:span text:style-name="T15">1.</text:span><text:span text:style-name="T7"/></text:p>
      <text:p text:style-name="Standard" loext:marker-style-name="T7"><text:span text:style-name="T15">2.</text:span><text:span text:style-name="T7"/></text:p>
      <text:p text:style-name="Standard" loext:marker-style-name="T7"><text:span text:style-name="T15">3.</text:span><text:span text:style-name="T7"/></text:p>
      <text:p text:style-name="Standard" loext:marker-style-name="T7"><text:span text:style-name="T15">...</text:span><text:span text:style-name="T7"/></text:p>
      <text:p text:style-name="Standard"><text:span text:style-name="T7">Proszę pokazać</text:span> – za pomocą stosownego polecenia zawartość struktury katalogów <text:s/>z plikami – <text:span text:style-name="T7">zrzut zawartości okienka aplikacji putty</text:span>.</text:p>
      <text:p text:style-name="Standard"/>
      <text:p text:style-name="Standard"><text:span text:style-name="T16">5) </text:span><text:span text:style-name="T17">Pokazać zawartość bieżącego (czyli w tym momencie domowego) katalogu – z inf. o typach zasobów i prawach dostępu do nich.</text:span></text:p>
      <text:p text:style-name="Standard" loext:marker-style-name="T19"><text:span text:style-name="T18">Proszę pokazać</text:span><text:span text:style-name="T17"> – za pomocą stosownego polecenia tą inf. <text:s/>– </text:span><text:span text:style-name="T18">zrzut zawartości okienka aplikacji putty</text:span><text:span text:style-name="T17">.</text:span></text:p>
      <text:p text:style-name="Standard" loext:marker-style-name="T19"><text:span text:style-name="T17">Proszę zmienić prawa dostępu do zawartego w katalogu pliku na: właściciel – pełne, grupa – odczyt/zapis, reszta – nic, do katalogu </text:span><text:span text:style-name="T14">grupa_&lt;gr&gt; </text:span><text:span text:style-name="T17">na rwxr-x--- .</text:span></text:p>
      <text:p text:style-name="Standard" loext:marker-style-name="T19"><text:span text:style-name="T18">Proszę pokazać</text:span><text:span text:style-name="T17"> – za pomocą stosownego polecenia tą inf. <text:s/>– </text:span><text:span text:style-name="T18">zrzut zawartości okienka aplikacji putty</text:span><text:span text:style-name="T17">.</text:span></text:p>
      <text:p text:style-name="Standard" loext:marker-style-name="T19"><text:span text:style-name="T16">6) </text:span><text:span text:style-name="T17">Proszę utworzyć dowiązanie symboliczne z katalogu &lt;imie&gt; do pliku </text:span><text:span text:style-name="T14"><text:s/>Zestawienie2024.txt </text:span><text:span text:style-name="T17">w katalogu </text:span><text:span text:style-name="T14">&lt;nazwisko&gt; </text:span><text:span text:style-name="T17">o nazwie DO_Zest.2024 </text:span><text:span text:style-name="T18">wykorzystując ścieżki względne</text:span><text:span text:style-name="T17">.</text:span></text:p>
      <text:p text:style-name="Standard" loext:marker-style-name="T19"><text:span text:style-name="T18">Proszę pokazać</text:span><text:span text:style-name="T17"> – za pomocą stosownego polecenia inf. o wyniku tego polecenia – </text:span><text:span text:style-name="T18">zrzut zawartości okienka aplikacji putty</text:span><text:span text:style-name="T17">.</text:span></text:p>
      <text:p text:style-name="Standard" loext:marker-style-name="T19"><text:span text:style-name="T17">Proszę utworzyć dowiązanie symboliczne z katalogu bieżącego (czyli w tym momencie domowego) do pliku </text:span><text:span text:style-name="T14"><text:s/>Zestawienie2024.txt </text:span><text:span text:style-name="T17">w katalogu </text:span><text:span text:style-name="T14">&lt;nazwisko&gt; </text:span><text:span text:style-name="T17">o nazwie Odsylacz_Zest.2024 </text:span><text:span text:style-name="T18">wykorzystując ścieżki bezwzględne</text:span><text:span text:style-name="T17">. Proszę wykorzystać to odwołanie do pokazani zawartości pliku <text:s/></text:span><text:span text:style-name="T14">Zestawienie2024.txt </text:span><text:span text:style-name="T17"><text:s/>w stosownym poleceniu.</text:span></text:p>
      <text:p text:style-name="Standard" loext:marker-style-name="T19"><text:span text:style-name="T16">7) DODATKOWE – 2pkt. </text:span><text:span text:style-name="T17">Proszę utworzyć dowiązanie symboliczne z katalogu &lt;imie&gt; do katalogu </text:span><text:span text:style-name="T14">Shell</text:span><text:span text:style-name="T17"> o nazwie DO_SHELL.</text:span></text:p>
      <text:p text:style-name="Standard" loext:marker-style-name="T19"><text:span text:style-name="T18">Proszę pokazać</text:span><text:span text:style-name="T17"> – za pomocą stosownego polecenia inf. o wyniku tego polecenia – </text:span><text:span text:style-name="T18">zrzut zawartości okienka aplikacji putty</text:span><text:span text:style-name="T17">.</text:span></text:p>
      <text:p text:style-name="Standard" loext:marker-style-name="T19"><text:span text:style-name="T17">Proszę za pomocą stosownego polecenia zmienić katalog bieżący na </text:span><text:span text:style-name="T14">Shell</text:span><text:span text:style-name="T17"> wykorzystując to dowiązanie.</text:span></text:p>
      <text:p text:style-name="Standard"><text:span text:style-name="T20">Proszę wpisać (skopiować z konsoli putty) polecenia wykonujące tą operację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pl" fo:country="PL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pl" fo:country="PL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0:36:12</meta:creation-date>
    <dc:language>pl-PL</dc:language>
    <dc:date>2024-03-01T12:58:38.366000000</dc:date>
    <meta:editing-cycles>17</meta:editing-cycles>
    <meta:editing-duration>PT4H8M50S</meta:editing-duration>
    <meta:generator>LibreOffice/7.6.2.1$Windows_X86_64 LibreOffice_project/56f7684011345957bbf33a7ee678afaf4d2ba333</meta:generator>
    <meta:document-statistic meta:table-count="0" meta:image-count="0" meta:object-count="0" meta:page-count="2" meta:paragraph-count="48" meta:word-count="508" meta:character-count="4159" meta:non-whitespace-character-count="3555"/>
    <meta:user-defined meta:name="AppVersion">15.0000</meta:user-defined>
  </office:meta>
</office:document-meta>
</file>